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63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6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ong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>
            <text:p>Shine On You Crazy Diamond (Pts1-5)</text:p>
          </table:table-cell>
          <table:table-cell table:style-name="ce2" office:value-type="time" office:time-value="PT13H31M00S">
            <text:p>13:31</text:p>
          </table:table-cell>
          <table:table-cell table:number-columns-repeated="4"/>
        </table:table-row>
        <table:table-row table:style-name="ro1">
          <table:table-cell office:value-type="string">
            <text:p>Welcome to the Machine</text:p>
          </table:table-cell>
          <table:table-cell table:style-name="ce2" office:value-type="time" office:time-value="PT07H31M00S">
            <text:p>7:31</text:p>
          </table:table-cell>
          <table:table-cell table:number-columns-repeated="4"/>
        </table:table-row>
        <table:table-row table:style-name="ro1">
          <table:table-cell office:value-type="string">
            <text:p>Have a Cigar</text:p>
          </table:table-cell>
          <table:table-cell table:style-name="ce2" office:value-type="time" office:time-value="PT05H07M00S">
            <text:p>5:07</text:p>
          </table:table-cell>
          <table:table-cell table:number-columns-repeated="4"/>
        </table:table-row>
        <table:table-row table:style-name="ro1">
          <table:table-cell office:value-type="string">
            <text:p>Wish You Were Here</text:p>
          </table:table-cell>
          <table:table-cell table:style-name="ce2" office:value-type="time" office:time-value="PT05H34M00S">
            <text:p>5:34</text:p>
          </table:table-cell>
          <table:table-cell table:number-columns-repeated="4"/>
        </table:table-row>
        <table:table-row table:style-name="ro1">
          <table:table-cell office:value-type="string">
            <text:p>Shine On You Crazy Diamond (Pts6-9)</text:p>
          </table:table-cell>
          <table:table-cell table:style-name="ce2" office:value-type="time" office:time-value="PT12H27M00S">
            <text:p>12:27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18">
          <table:table-cell/>
          <table:table-cell table:style-name="ce2"/>
          <table:table-cell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time-style style:name="N128" number:truncate-on-overflow="false">
      <number:minutes number:style="long"/>
    </number:time-style>
    <number:number-style style:name="N129">
      <number:text>1:44</number:text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0/19/2018</text:date>, <text:time>07:5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rkSideOfTheMoon" style:display-name="PageStyle_DarkSideOfTheMo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kSideOfTheMoon_20_1" style:display-name="PageStyle_DarkSideOfTheMo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" style:display-name="PageStyle_mak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_20_1" style:display-name="PageStyle_mak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07:53:58.39</dc:date>
    <dc:creator>jimmy </dc:creator>
    <meta:editing-duration>PT4M29S</meta:editing-duration>
    <meta:editing-cycles>1</meta:editing-cycles>
    <meta:generator>OpenOffice/4.1.5$Win32 OpenOffice.org_project/415m1$Build-9789</meta:generator>
    <meta:document-statistic meta:table-count="1" meta:cell-count="12" meta:object-count="0"/>
  </office:meta>
</office:document-meta>
</file>